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umber Game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oman Number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regunta Retrospectiva</text:p>
          </table:table-cell>
          <table:table-cell office:value-type="date" office:date-value="2013-09-20">
            <text:p>2013-09-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ermutation Kata</text:p>
          </table:table-cell>
          <table:table-cell office:value-type="date" office:date-value="2013-09-20">
            <text:p>2013-09-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nis Kata</text:p>
          </table:table-cell>
          <table:table-cell office:value-type="date" office:date-value="2013-09-21">
            <text:p>2013-09-21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Juego Ahorcado Kata</text:p>
          </table:table-cell>
          <table:table-cell office:value-type="date" office:date-value="2013-09-29">
            <text:p>2013-09-29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Pronosticar no es predecir</text:p>
          </table:table-cell>
          <table:table-cell office:value-type="date" office:date-value="2013-09-29">
            <text:p>2013-09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Git Kata</text:p>
          </table:table-cell>
          <table:table-cell office:value-type="date" office:date-value="2013-09-30">
            <text:p>2013-09-30</text:p>
          </table:table-cell>
          <table:table-cell office:value-type="float" office:value="360">
            <text:p>36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erificar proyecto en mi ambiente</text:p>
          </table:table-cell>
          <table:table-cell office:value-type="date" office:date-value="2013-09-30">
            <text:p>2013-09-3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Lectura Continuous Integration</text:p>
          </table:table-cell>
          <table:table-cell office:value-type="date" office:date-value="2013-10-16">
            <text:p>2013-10-1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uestionario Continuous Integration</text:p>
          </table:table-cell>
          <table:table-cell office:value-type="date" office:date-value="2013-10-16">
            <text:p>2013-10-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Investigacion Layers vs Tiers</text:p>
          </table:table-cell>
          <table:table-cell office:value-type="date" office:date-value="2013-10-21">
            <text:p>2013-10-2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Investigacion Atributo de Calidad: Interoperabilidad</text:p>
          </table:table-cell>
          <table:table-cell office:value-type="date" office:date-value="2013-10-21">
            <text:p>2013-10-2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09:01:3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21T09:04:14</dc:date>
    <meta:editing-duration>PT3H58M8S</meta:editing-duration>
    <meta:editing-cycles>55</meta:editing-cycles>
    <dc:creator>Mint </dc:creator>
    <meta:document-statistic meta:table-count="1" meta:cell-count="110" meta:object-count="0"/>
  </office:meta>
</office:document-meta>
</file>